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748c7" officeooo:paragraph-rsid="0016dc58"/>
    </style:style>
    <style:style style:name="P2" style:family="paragraph" style:parent-style-name="Standard">
      <style:text-properties officeooo:rsid="00171b35" officeooo:paragraph-rsid="00171b35"/>
    </style:style>
    <style:style style:name="P3" style:family="paragraph" style:parent-style-name="Standard">
      <style:text-properties officeooo:rsid="00172cbb" officeooo:paragraph-rsid="00172cbb"/>
    </style:style>
    <style:style style:name="P4" style:family="paragraph" style:parent-style-name="Standard">
      <style:text-properties officeooo:rsid="00178ae3" officeooo:paragraph-rsid="00178ae3"/>
    </style:style>
    <style:style style:name="T1" style:family="text">
      <style:text-properties officeooo:rsid="001e2c2e"/>
    </style:style>
    <style:style style:name="T2" style:family="text">
      <style:text-properties officeooo:rsid="0016ffb3"/>
    </style:style>
    <style:style style:name="T3" style:family="text">
      <style:text-properties officeooo:rsid="0016dc58"/>
    </style:style>
    <style:style style:name="T4" style:family="text">
      <style:text-properties style:text-position="super 58%"/>
    </style:style>
    <style:style style:name="T5"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1">23</text:span> Apr 2020</text:p>
      <text:p text:style-name="P1">Group I</text:p>
      <text:p text:style-name="P1">Present: Colin, Mariah, Peter, Stefan </text:p>
      <text:p text:style-name="P1">Absent: <text:span text:style-name="T3">Alex</text:span></text:p>
      <text:p text:style-name="P1">Started: <text:span text:style-name="T1">2:05</text:span> <text:span text:style-name="T2">PM</text:span></text:p>
      <text:p text:style-name="P1"/>
      <text:p text:style-name="P2">After the last meeting session, group members armed themselves with new information on JfileChooser, and JOptionsDialogue, along with learning how to read hex values in the new file format. This session was focused on discussing this new information, and observing any new changes made to the program.</text:p>
      <text:p text:style-name="P2"/>
      <text:p text:style-name="P2">Alex had physical therapy, and could not make it to this meeting.</text:p>
      <text:p text:style-name="P2"/>
      <text:p text:style-name="P2">Stefan started the meetings by demonstrating that the Get Id tactic was working, and that he was able to successfully write all movable object information, into a file. Loading was still giving some unexpected issues, but the hex values were being read in as they should. </text:p>
      <text:p text:style-name="P2"/>
      <text:p text:style-name="P3">Alex and Peter both noted that they had different strategies for file options. Colin wanted to separate a file options function from GameWindow, and set it in it’s own class. Stefan agreed that this was a good strategy, as it will take up a great deal of space in GameWindow. Peter kept file options in GameWindow, but used drop down menus. He was experiencing some troubles with left clicking on “file” to initiate this menu. </text:p>
      <text:p text:style-name="P3"/>
      <text:p text:style-name="P3">Stefan shared what he had for a file options function within GameWindow. It handled file paths well, and handled all load/save cases, but it was an unsightly block of if’s and loops to handle all use cases. He suggested that Colin use this template in his separate class. </text:p>
      <text:p text:style-name="P3"/>
      <text:p text:style-name="P3">Mariah said that she liked what Stefan was using to track movable piece information at save time, and agreed to look into issues with the load file function.</text:p>
      <text:p text:style-name="P3"/>
      <text:p text:style-name="P3">All members agreed to meet up again on the 27<text:span text:style-name="T4">th</text:span>, to discuss any changes that need to made before the submission date.</text:p>
      <text:p text:style-name="P3"/>
      <text:p text:style-name="P4">Meeting end: 3:10 PM</text:p>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0:09:15.682358780</meta:creation-date>
    <dc:date>2020-04-29T10:29:35.446426784</dc:date>
    <meta:editing-duration>PT10M8S</meta:editing-duration>
    <meta:editing-cycles>3</meta:editing-cycles>
    <meta:generator>LibreOffice/5.2.7.2$Linux_X86_64 LibreOffice_project/20m0$Build-2</meta:generator>
    <meta:document-statistic meta:table-count="0" meta:image-count="0" meta:object-count="0" meta:page-count="1" meta:paragraph-count="13" meta:word-count="298" meta:character-count="1724" meta:non-whitespace-character-count="1435"/>
  </office:meta>
</office:document-meta>
</file>